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para a Configuração do Firebase em uma Aplicação</text:span></text:span></text:p>
      <text:p text:style-name="P2"><text:span text:style-name="Strong_20_Emphasis"><text:span text:style-name="T1">Introdução:</text:span></text:span> O código fornecido configura o Firebase em uma aplicação. O Firebase é uma plataforma de desenvolvimento de aplicativos móveis e web que oferece vários serviços, incluindo banco de dados em tempo real, armazenamento de arquivos, autenticação e análises. Este código demonstra como inicializar o Firebase e acessar o Firestore, um serviço de banco de dados NoSQL em tempo real, usando as bibliotecas Firebase.</text:p>
      <text:p text:style-name="P2"><text:span text:style-name="Strong_20_Emphasis"><text:span text:style-name="T1">Métodos:</text:span></text:span></text:p>
      <text:list text:style-name="L1">
        <text:list-item>
          <text:p text:style-name="P3"><text:span text:style-name="Strong_20_Emphasis"><text:span text:style-name="Source_20_Text"><text:span text:style-name="T1">initializeApp</text:span></text:span></text:span>: Este método é importado de <text:span text:style-name="Source_20_Text"><text:span text:style-name="T1">"firebase/app"</text:span></text:span> e é usado para inicializar o Firebase com a configuração fornecida no objeto <text:span text:style-name="Source_20_Text"><text:span text:style-name="T1">firebaseConfig</text:span></text:span>. O objeto <text:span text:style-name="Source_20_Text"><text:span text:style-name="T1">firebaseConfig</text:span></text:span> contém as informações de configuração necessárias para a autenticação e conexão à plataforma Firebase.</text:p>
        </text:list-item>
        <text:list-item>
          <text:p text:style-name="P3"><text:span text:style-name="Strong_20_Emphasis"><text:span text:style-name="Source_20_Text"><text:span text:style-name="T1">getFirestore</text:span></text:span></text:span>: Este método é importado de <text:span text:style-name="Source_20_Text"><text:span text:style-name="T1">"firebase/firestore"</text:span></text:span>. Ele é usado para obter uma instância do Firestore (banco de dados em tempo real) vinculada à configuração do Firebase.</text:p>
        </text:list-item>
      </text:list>
      <text:p text:style-name="P2"><text:span text:style-name="Strong_20_Emphasis"><text:span text:style-name="T1">Resultados:</text:span></text:span> O resultado deste código é a configuração bem-sucedida do Firebase na aplicação e a obtenção de uma instância do Firestore para interagir com o banco de dados em tempo real. Essa configuração permite que a aplicação acesse e manipule dados armazenados no Firestore, bem como utilize outros serviços oferecidos pelo Firebase.</text:p>
      <text:p text:style-name="P2"><text:span text:style-name="Strong_20_Emphasis"><text:span text:style-name="T1">Conclusão:</text:span></text:span> Este código é uma etapa essencial para usar o Firebase em uma aplicação. A inicialização bem-sucedida do Firebase com a configuração correta e a obtenção de uma instância do Firestore são fundamentais para habilitar recursos como armazenamento de dados, autenticação de usuários e comunicação em tempo real.</text:p>
      <text:p text:style-name="P2"><text:span text:style-name="Strong_20_Emphasis"><text:span text:style-name="T1">Análise:</text:span></text:span></text:p>
      <text:list text:style-name="L2">
        <text:list-item>
          <text:p text:style-name="P4">A configuração do Firebase é feita usando as informações do objeto <text:span text:style-name="Source_20_Text"><text:span text:style-name="T1">firebaseConfig</text:span></text:span>, que contém as chaves de acesso e outras configurações necessárias para conectar a aplicação ao Firebase.</text:p>
        </text:list-item>
        <text:list-item>
          <text:p text:style-name="P4">O uso de módulos importados do Firebase, como <text:span text:style-name="Source_20_Text"><text:span text:style-name="T1">initializeApp</text:span></text:span> e <text:span text:style-name="Source_20_Text"><text:span text:style-name="T1">getFirestore</text:span></text:span>, facilita a configuração e o acesso aos serviços do Firebase.</text:p>
        </text:list-item>
        <text:list-item>
          <text:p text:style-name="P5">Após a configuração bem-sucedida, a instância do Firestore (<text:span text:style-name="Source_20_Text"><text:span text:style-name="T1">db</text:span></text:span>) pode ser utilizada para interagir com o banco de dados em tempo real da aplicaçã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07:47.772000000</meta:creation-date>
    <dc:date>2023-11-06T06:07:56.621000000</dc:date>
    <meta:editing-duration>PT9S</meta:editing-duration>
    <meta:editing-cycles>1</meta:editing-cycles>
    <meta:document-statistic meta:table-count="0" meta:image-count="0" meta:object-count="0" meta:page-count="1" meta:paragraph-count="11" meta:word-count="318" meta:character-count="2081" meta:non-whitespace-character-count="1779"/>
    <meta:generator>LibreOffice/7.5.2.2$Windows_X86_64 LibreOffice_project/53bb9681a964705cf672590721dbc85eb4d0c3a2</meta:generator>
  </office:meta>
</office:document-meta>
</file>